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a4a"/>
      <style:text-properties fo:color="#ffffff"/>
    </style:style>
    <style:style style:name="ce2" style:family="table-cell" style:parent-style-name="Default">
      <style:table-cell-properties fo:background-color="#cccccc"/>
      <style:text-properties fo:color="#000000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ffd320"/>
    </style:style>
    <style:style style:name="ce5" style:family="table-cell" style:parent-style-name="Default">
      <style:table-cell-properties fo:background-color="#33cc66"/>
    </style:style>
    <style:style style:name="ce6" style:family="table-cell" style:parent-style-name="Default">
      <style:table-cell-properties fo:background-color="#00ccff"/>
    </style:style>
    <style:style style:name="ce7" style:family="table-cell" style:parent-style-name="Default">
      <style:table-cell-properties fo:background-color="#9966cc"/>
    </style:style>
    <style:style style:name="ce8" style:family="table-cell" style:parent-style-name="Default">
      <style:table-cell-properties fo:background-color="#ff950e"/>
    </style:style>
    <style:style style:name="ce9" style:family="table-cell" style:parent-style-name="Default">
      <style:table-cell-properties fo:background-color="#ff950e"/>
      <style:text-properties fo:color="#333333"/>
    </style:style>
    <style:style style:name="ce10" style:family="table-cell" style:parent-style-name="Default">
      <style:table-cell-properties fo:background-color="#cccccc"/>
      <style:text-properties style:use-window-font-color="true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00ae00"/>
    </style:style>
    <style:style style:name="ce13" style:family="table-cell" style:parent-style-name="Default">
      <style:table-cell-properties fo:background-color="#0084d1"/>
    </style:style>
    <style:style style:name="ce14" style:family="table-cell" style:parent-style-name="Default">
      <style:table-cell-properties fo:background-color="#6b0094"/>
    </style:style>
    <style:style style:name="ce15" style:family="table-cell" style:parent-style-name="Default">
      <style:table-cell-properties fo:background-color="#c0c0c0"/>
      <style:text-properties fo:color="#000000"/>
    </style:style>
    <style:style style:name="ce16" style:family="table-cell" style:parent-style-name="Default" style:data-style-name="N0">
      <style:table-cell-properties fo:background-color="#ffd320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7"/>
        <table:table-column table:style-name="co1" table:number-columns-repeated="9" table:default-cell-style-name="Default"/>
        <table:table-row table:style-name="ro1">
          <table:table-cell table:style-name="ce1" office:value-type="string">
            <text:p>Janka</text:p>
          </table:table-cell>
          <table:table-cell table:style-name="ce1" office:value-type="string">
            <text:p>Jozef</text:p>
          </table:table-cell>
          <table:table-cell table:style-name="ce1" office:value-type="string">
            <text:p>Marek</text:p>
          </table:table-cell>
          <table:table-cell table:style-name="ce1" office:value-type="string">
            <text:p>Jakub</text:p>
          </table:table-cell>
          <table:table-cell table:style-name="ce1" office:value-type="string">
            <text:p>Adam</text:p>
          </table:table-cell>
          <table:table-cell table:style-name="ce1" office:value-type="string">
            <text:p>Danka</text:p>
          </table:table-cell>
          <table:table-cell table:style-name="ce1" table:number-columns-repeated="4"/>
          <table:table-cell table:style-name="ce9" office:value-type="string">
            <text:p>Priemer</text:p>
          </table:table-cell>
          <table:table-cell table:style-name="ce9" office:value-type="string">
            <text:p>Suma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Min</text:p>
          </table:table-cell>
          <table:table-cell table:number-columns-repeated="8"/>
          <table:table-cell>
            <draw:frame table:end-cell-address="Sheet1.AC23" table:end-x="0.508cm" table:end-y="0.106cm" draw:z-index="0" draw:style-name="gr1" svg:width="13.509cm" svg:height="10.041cm" svg:x="0.548cm" svg:y="0cm">
              <draw:object draw:notify-on-update-of-ranges="Sheet1.A17:Sheet1.A17 Sheet1.A2:Sheet1.A8 Sheet1.B17:Sheet1.B17 Sheet1.B2:Sheet1.B8 Sheet1.C17:Sheet1.C17 Sheet1.C2:Sheet1.C8 Sheet1.D17:Sheet1.D17 Sheet1.D2:Sheet1.D8 Sheet1.E17:Sheet1.E17 Sheet1.E2:Sheet1.E8 Sheet1.F17:Sheet1.F17 Sheet1.F2:Sheet1.F8 Sheet1.K1:Sheet1.K1 Sheet1.K2:Sheet1.K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.67">
            <text:p>20,67</text:p>
          </table:table-cell>
          <table:table-cell office:value-type="float" office:value="16.05">
            <text:p>16,05</text:p>
          </table:table-cell>
          <table:table-cell office:value-type="float" office:value="21.95">
            <text:p>21,95</text:p>
          </table:table-cell>
          <table:table-cell office:value-type="float" office:value="28.94">
            <text:p>28,94</text:p>
          </table:table-cell>
          <table:table-cell office:value-type="float" office:value="22.5">
            <text:p>22,5</text:p>
          </table:table-cell>
          <table:table-cell table:number-columns-repeated="4"/>
          <table:table-cell table:formula="of:=AVERAGE([.$A2:.$J2])" office:value-type="float" office:value="23.8516666666667">
            <text:p>23,85</text:p>
          </table:table-cell>
          <table:table-cell table:formula="of:=SUM([.$A2:.$J2])" office:value-type="float" office:value="143.11">
            <text:p>143,11</text:p>
          </table:table-cell>
          <table:table-cell table:formula="of:=MAX([.$A2:.$J2])" office:value-type="float" office:value="33">
            <text:p>33</text:p>
          </table:table-cell>
          <table:table-cell table:formula="of:=MIN([.$A2:.$J2])" office:value-type="float" office:value="16.05">
            <text:p>16,05</text:p>
          </table:table-cell>
          <table:table-cell/>
          <table:table-cell table:style-name="ce4" table:formula="of:=AVERAGE([.$A2:.$J2])" office:value-type="float" office:value="23.8516666666667">
            <text:p>23,85</text:p>
          </table:table-cell>
          <table:table-cell table:style-name="ce4" table:formula="of:=AVERAGE([.$A20:.$J20])" office:value-type="float" office:value="44.805">
            <text:p>44,81</text:p>
          </table:table-cell>
          <table:table-cell/>
          <table:table-cell>
            <draw:frame table:end-cell-address="Sheet1.V19" table:end-x="1.877cm" table:end-y="0.053cm" draw:z-index="1" draw:style-name="gr1" svg:width="7.999cm" svg:height="7.358cm" svg:x="0.652cm" svg:y="0.373cm">
              <draw:object draw:notify-on-update-of-ranges="Sheet1.P10:Sheet1.P10 Sheet1.P2:Sheet1.P8 Sheet1.Q10:Sheet1.Q10 Sheet1.Q2:Sheet1.Q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33.8">
            <text:p>33,8</text:p>
          </table:table-cell>
          <table:table-cell office:value-type="float" office:value="50.4">
            <text:p>50,4</text:p>
          </table:table-cell>
          <table:table-cell office:value-type="float" office:value="32">
            <text:p>32</text:p>
          </table:table-cell>
          <table:table-cell office:value-type="float" office:value="26.84">
            <text:p>26,84</text:p>
          </table:table-cell>
          <table:table-cell office:value-type="float" office:value="39.75">
            <text:p>39,75</text:p>
          </table:table-cell>
          <table:table-cell office:value-type="float" office:value="40.8">
            <text:p>40,8</text:p>
          </table:table-cell>
          <table:table-cell table:number-columns-repeated="4"/>
          <table:table-cell table:formula="of:=AVERAGE([.$A3:.$J3])" office:value-type="float" office:value="37.265">
            <text:p>37,27</text:p>
          </table:table-cell>
          <table:table-cell table:formula="of:=SUM([.$A3:.$J3])" office:value-type="float" office:value="223.59">
            <text:p>223,59</text:p>
          </table:table-cell>
          <table:table-cell table:formula="of:=MAX([.$A3:.$J3])" office:value-type="float" office:value="50.4">
            <text:p>50,4</text:p>
          </table:table-cell>
          <table:table-cell table:formula="of:=MIN([.$A3:.$J3])" office:value-type="float" office:value="26.84">
            <text:p>26,84</text:p>
          </table:table-cell>
          <table:table-cell/>
          <table:table-cell table:style-name="ce4" table:formula="of:=AVERAGE([.$A3:.$J3])" office:value-type="float" office:value="37.265">
            <text:p>37,27</text:p>
          </table:table-cell>
          <table:table-cell table:style-name="ce4"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.3">
            <text:p>12,3</text:p>
          </table:table-cell>
          <table:table-cell office:value-type="float" office:value="32.75">
            <text:p>32,75</text:p>
          </table:table-cell>
          <table:table-cell office:value-type="float" office:value="26.58">
            <text:p>26,58</text:p>
          </table:table-cell>
          <table:table-cell office:value-type="float" office:value="28.03">
            <text:p>28,03</text:p>
          </table:table-cell>
          <table:table-cell office:value-type="float" office:value="25.3">
            <text:p>25,3</text:p>
          </table:table-cell>
          <table:table-cell table:number-columns-repeated="4"/>
          <table:table-cell table:formula="of:=AVERAGE([.$A4:.$J4])" office:value-type="float" office:value="24.66">
            <text:p>24,66</text:p>
          </table:table-cell>
          <table:table-cell table:formula="of:=SUM([.$A4:.$J4])" office:value-type="float" office:value="147.96">
            <text:p>147,96</text:p>
          </table:table-cell>
          <table:table-cell table:formula="of:=MAX([.$A4:.$J4])" office:value-type="float" office:value="32.75">
            <text:p>32,75</text:p>
          </table:table-cell>
          <table:table-cell table:formula="of:=MIN([.$A4:.$J4])" office:value-type="float" office:value="12.3">
            <text:p>12,3</text:p>
          </table:table-cell>
          <table:table-cell/>
          <table:table-cell table:style-name="ce4" table:formula="of:=AVERAGE([.$A4:.$J4])" office:value-type="float" office:value="24.66">
            <text:p>24,66</text:p>
          </table:table-cell>
          <table:table-cell table:style-name="ce4" table:formula="of:=AVERAGE([.$A22:.$J22])" office:value-type="float" office:value="15.1966666666667">
            <text:p>15,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1.5">
            <text:p>41,5</text:p>
          </table:table-cell>
          <table:table-cell office:value-type="float" office:value="41">
            <text:p>41</text:p>
          </table:table-cell>
          <table:table-cell office:value-type="float" office:value="38.85">
            <text:p>38,85</text:p>
          </table:table-cell>
          <table:table-cell office:value-type="float" office:value="33.59">
            <text:p>33,59</text:p>
          </table:table-cell>
          <table:table-cell office:value-type="float" office:value="47.2">
            <text:p>47,2</text:p>
          </table:table-cell>
          <table:table-cell table:number-columns-repeated="4"/>
          <table:table-cell table:formula="of:=AVERAGE([.$A5:.$J5])" office:value-type="float" office:value="40.3566666666667">
            <text:p>40,36</text:p>
          </table:table-cell>
          <table:table-cell table:formula="of:=SUM([.$A5:.$J5])" office:value-type="float" office:value="242.14">
            <text:p>242,14</text:p>
          </table:table-cell>
          <table:table-cell table:formula="of:=MAX([.$A5:.$J5])" office:value-type="float" office:value="47.2">
            <text:p>47,2</text:p>
          </table:table-cell>
          <table:table-cell table:formula="of:=MIN([.$A5:.$J5])" office:value-type="float" office:value="33.59">
            <text:p>33,59</text:p>
          </table:table-cell>
          <table:table-cell/>
          <table:table-cell table:style-name="ce4" table:formula="of:=AVERAGE([.$A5:.$J5])" office:value-type="float" office:value="40.3566666666667">
            <text:p>40,36</text:p>
          </table:table-cell>
          <table:table-cell table:style-name="ce4" table:formula="of:=AVERAGE([.$A23:.$J23])" office:value-type="float" office:value="48.685">
            <text:p>48,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2.3">
            <text:p>42,3</text:p>
          </table:table-cell>
          <table:table-cell office:value-type="float" office:value="17.65">
            <text:p>17,65</text:p>
          </table:table-cell>
          <table:table-cell office:value-type="float" office:value="18.51">
            <text:p>18,51</text:p>
          </table:table-cell>
          <table:table-cell office:value-type="float" office:value="22.99">
            <text:p>22,99</text:p>
          </table:table-cell>
          <table:table-cell office:value-type="float" office:value="21.7">
            <text:p>21,7</text:p>
          </table:table-cell>
          <table:table-cell table:number-columns-repeated="4"/>
          <table:table-cell table:formula="of:=AVERAGE([.$A6:.$J6])" office:value-type="float" office:value="24.6916666666667">
            <text:p>24,69</text:p>
          </table:table-cell>
          <table:table-cell table:formula="of:=SUM([.$A6:.$J6])" office:value-type="float" office:value="148.15">
            <text:p>148,15</text:p>
          </table:table-cell>
          <table:table-cell table:formula="of:=MAX([.$A6:.$J6])" office:value-type="float" office:value="42.3">
            <text:p>42,3</text:p>
          </table:table-cell>
          <table:table-cell table:formula="of:=MIN([.$A6:.$J6])" office:value-type="float" office:value="17.65">
            <text:p>17,65</text:p>
          </table:table-cell>
          <table:table-cell/>
          <table:table-cell table:style-name="ce4" table:formula="of:=AVERAGE([.$A6:.$J6])" office:value-type="float" office:value="24.6916666666667">
            <text:p>24,69</text:p>
          </table:table-cell>
          <table:table-cell table:style-name="ce4"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.57">
            <text:p>3,57</text:p>
          </table:table-cell>
          <table:table-cell office:value-type="float" office:value="6.98">
            <text:p>6,98</text:p>
          </table:table-cell>
          <table:table-cell office:value-type="float" office:value="7.65">
            <text:p>7,65</text:p>
          </table:table-cell>
          <table:table-cell office:value-type="float" office:value="10.2">
            <text:p>10,2</text:p>
          </table:table-cell>
          <table:table-cell table:number-columns-repeated="4"/>
          <table:table-cell table:formula="of:=AVERAGE([.$A7:.$J7])" office:value-type="float" office:value="9.73333333333333">
            <text:p>9,73</text:p>
          </table:table-cell>
          <table:table-cell table:formula="of:=SUM([.$A7:.$J7])" office:value-type="float" office:value="58.4">
            <text:p>58,4</text:p>
          </table:table-cell>
          <table:table-cell table:formula="of:=MAX([.$A7:.$J7])" office:value-type="float" office:value="25">
            <text:p>25</text:p>
          </table:table-cell>
          <table:table-cell table:formula="of:=MIN([.$A7:.$J7])" office:value-type="float" office:value="3.57">
            <text:p>3,57</text:p>
          </table:table-cell>
          <table:table-cell/>
          <table:table-cell table:style-name="ce4" table:formula="of:=AVERAGE([.$A7:.$J7])" office:value-type="float" office:value="9.73333333333333">
            <text:p>9,73</text:p>
          </table:table-cell>
          <table:table-cell table:style-name="ce4" table:formula="of:=AVERAGE([.$A25:.$J25])" office:value-type="float" office:value="76.3733333333333">
            <text:p>76,37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3.5">
            <text:p>23,5</text:p>
          </table:table-cell>
          <table:table-cell office:value-type="float" office:value="30.26">
            <text:p>30,26</text:p>
          </table:table-cell>
          <table:table-cell office:value-type="float" office:value="15.73">
            <text:p>15,73</text:p>
          </table:table-cell>
          <table:table-cell office:value-type="float" office:value="18.84">
            <text:p>18,84</text:p>
          </table:table-cell>
          <table:table-cell office:value-type="float" office:value="22.3">
            <text:p>22,3</text:p>
          </table:table-cell>
          <table:table-cell table:number-columns-repeated="4"/>
          <table:table-cell table:formula="of:=AVERAGE([.$A8:.$J8])" office:value-type="float" office:value="23.2716666666667">
            <text:p>23,27</text:p>
          </table:table-cell>
          <table:table-cell table:formula="of:=SUM([.$A8:.$J8])" office:value-type="float" office:value="139.63">
            <text:p>139,63</text:p>
          </table:table-cell>
          <table:table-cell table:formula="of:=MAX([.$A8:.$J8])" office:value-type="float" office:value="30.26">
            <text:p>30,26</text:p>
          </table:table-cell>
          <table:table-cell table:formula="of:=MIN([.$A8:.$J8])" office:value-type="float" office:value="15.73">
            <text:p>15,73</text:p>
          </table:table-cell>
          <table:table-cell/>
          <table:table-cell table:style-name="ce4" table:formula="of:=AVERAGE([.$A8:.$J8])" office:value-type="float" office:value="23.2716666666667">
            <text:p>23,27</text:p>
          </table:table-cell>
          <table:table-cell table:style-name="ce4" table:formula="of:=AVERAGE([.$A26:.$J26])" office:value-type="float" office:value="127.525">
            <text:p>127,53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5"/>
          <table:table-cell office:value-type="string">
            <text:p>Systém 1</text:p>
          </table:table-cell>
          <table:table-cell office:value-type="string">
            <text:p>Systém 2</text:p>
          </table:table-cell>
          <table:table-cell table:number-columns-repeated="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14.2">
            <text:p>14,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5"/>
          <table:table-cell table:style-name="ce10" table:formula="of:=AVERAGE([.$A11:.$J11])" office:value-type="float" office:value="9.84">
            <text:p>9,84</text:p>
          </table:table-cell>
          <table:table-cell table:style-name="ce11" table:formula="of:=SUM([.$A11:.$J11])" office:value-type="float" office:value="49.2">
            <text:p>49,2</text:p>
          </table:table-cell>
          <table:table-cell table:style-name="ce11" table:formula="of:=MAX([.$A11:.$J11])" office:value-type="float" office:value="14.2">
            <text:p>14,2</text:p>
          </table:table-cell>
          <table:table-cell table:style-name="ce11" table:formula="of:=MAX([.$A2:.$J2])" office:value-type="float" office:value="33">
            <text:p>33</text:p>
          </table:table-cell>
          <table:table-cell table:style-name="ce3" office:value-type="string">
            <text:p>7A</text:p>
          </table:table-cell>
          <table:table-cell table:number-columns-repeated="8"/>
        </table:table-row>
        <table:table-row table:style-name="ro1">
          <table:table-cell table:style-name="ce3" table:formula="of:=[.$A8]-[.$A11]" office:value-type="float" office:value="25">
            <text:p>25</text:p>
          </table:table-cell>
          <table:table-cell table:style-name="ce3" table:formula="of:=[.$A8:.C8]-[.$A11:.C11]" office:value-type="float" office:value="9.3">
            <text:p>9,3</text:p>
          </table:table-cell>
          <table:table-cell table:style-name="ce3" table:formula="of:=[.$A8:.C8]-[.$A11:.C11]" office:value-type="float" office:value="20.26">
            <text:p>20,26</text:p>
          </table:table-cell>
          <table:table-cell table:style-name="ce3" table:formula="of:=[.$A8:.D8]-[.$A11:.D11]" office:value-type="float" office:value="6.73">
            <text:p>6,73</text:p>
          </table:table-cell>
          <table:table-cell table:style-name="ce3" table:formula="of:=[.$A8:.E8]-[.$A11:.E11]" office:value-type="float" office:value="6.84">
            <text:p>6,84</text:p>
          </table:table-cell>
          <table:table-cell table:style-name="ce3" table:number-columns-repeated="5"/>
          <table:table-cell table:style-name="ce3" table:formula="of:=AVERAGE([.$A12:.$J12])" office:value-type="float" office:value="13.626">
            <text:p>13,63</text:p>
          </table:table-cell>
          <table:table-cell table:style-name="ce3" table:formula="of:=SUM([.$A12:.$J12])" office:value-type="float" office:value="68.13">
            <text:p>68,13</text:p>
          </table:table-cell>
          <table:table-cell table:style-name="ce3" table:formula="of:=MAX([.$A12:.$J12])" office:value-type="float" office:value="25">
            <text:p>25</text:p>
          </table:table-cell>
          <table:table-cell table:style-name="ce3" table:formula="of:=MAX([.$A3:.$J3])" office:value-type="float" office:value="50.4">
            <text:p>50,4</text:p>
          </table:table-cell>
          <table:table-cell table:style-name="ce15" office:value-type="string">
            <text:p>7B</text:p>
          </table:table-cell>
          <table:table-cell table:number-columns-repeated="8"/>
        </table:table-row>
        <table:table-row table:style-name="ro1">
          <table:table-cell table:style-name="ce4" table:formula="of:=AVERAGE([.A$2:.A$8])" office:value-type="float" office:value="26.9714285714286">
            <text:p>26,97</text:p>
          </table:table-cell>
          <table:table-cell table:style-name="ce4" table:formula="of:=AVERAGE([.B$2:.B$8])" office:value-type="float" office:value="30.81">
            <text:p>30,81</text:p>
          </table:table-cell>
          <table:table-cell table:style-name="ce4" table:formula="of:=AVERAGE([.C$2:.C$8])" office:value-type="float" office:value="24.7542857142857">
            <text:p>24,75</text:p>
          </table:table-cell>
          <table:table-cell table:style-name="ce4" table:formula="of:=AVERAGE([.D$2:.D$8])" office:value-type="float" office:value="22.2057142857143">
            <text:p>22,21</text:p>
          </table:table-cell>
          <table:table-cell table:style-name="ce4" table:formula="of:=AVERAGE([.E$2:.E$8])" office:value-type="float" office:value="25.6842857142857">
            <text:p>25,68</text:p>
          </table:table-cell>
          <table:table-cell table:style-name="ce4" table:formula="of:=AVERAGE([.F$2:.F$8])" office:value-type="float" office:value="27.1428571428571">
            <text:p>27,14</text:p>
          </table:table-cell>
          <table:table-cell table:style-name="ce4" table:formula="of:=AVERAGE([.G$2:.G$8])" office:value-type="float" office:value="0">
            <text:p>#DIV/0!</text:p>
          </table:table-cell>
          <table:table-cell table:style-name="ce4" table:formula="of:=AVERAGE([.H$2:.H$8])" office:value-type="float" office:value="0">
            <text:p>#DIV/0!</text:p>
          </table:table-cell>
          <table:table-cell table:style-name="ce4" table:formula="of:=AVERAGE([.I$2:.I$8])" office:value-type="float" office:value="0">
            <text:p>#DIV/0!</text:p>
          </table:table-cell>
          <table:table-cell table:style-name="ce4" table:formula="of:=AVERAGE([.J$2:.J$8])" office:value-type="float" office:value="0">
            <text:p>#DIV/0!</text:p>
          </table:table-cell>
          <table:table-cell table:style-name="ce8" table:formula="of:=AVERAGE([.K$2:.K$8])" office:value-type="float" office:value="26.2614285714286">
            <text:p>26,26</text:p>
          </table:table-cell>
          <table:table-cell table:style-name="ce4" table:formula="of:=AVERAGE([.L$2:.L$8])" office:value-type="float" office:value="157.568571428571">
            <text:p>157,57</text:p>
          </table:table-cell>
          <table:table-cell table:style-name="ce4" table:formula="of:=AVERAGE([.M$2:.M$8])" office:value-type="float" office:value="37.2728571428571">
            <text:p>37,27</text:p>
          </table:table-cell>
          <table:table-cell table:style-name="ce4" table:formula="of:=AVERAGE([.N$2:.N$8])" office:value-type="float" office:value="17.9614285714286">
            <text:p>17,96</text:p>
          </table:table-cell>
          <table:table-cell table:style-name="ce9" office:value-type="string">
            <text:p>Priemer</text:p>
          </table:table-cell>
          <table:table-cell table:number-columns-repeated="8"/>
        </table:table-row>
        <table:table-row table:style-name="ro1">
          <table:table-cell table:style-name="ce5" table:formula="of:=SUM([.A$1:.A$8])" office:value-type="float" office:value="188.8">
            <text:p>188,8</text:p>
          </table:table-cell>
          <table:table-cell table:style-name="ce5" table:formula="of:=SUM([.B$1:.B$8])" office:value-type="float" office:value="215.67">
            <text:p>215,67</text:p>
          </table:table-cell>
          <table:table-cell table:style-name="ce5" table:formula="of:=SUM([.C$1:.C$8])" office:value-type="float" office:value="173.28">
            <text:p>173,28</text:p>
          </table:table-cell>
          <table:table-cell table:style-name="ce5" table:formula="of:=SUM([.D$1:.D$8])" office:value-type="float" office:value="155.44">
            <text:p>155,44</text:p>
          </table:table-cell>
          <table:table-cell table:style-name="ce5" table:formula="of:=SUM([.E$1:.E$8])" office:value-type="float" office:value="179.79">
            <text:p>179,79</text:p>
          </table:table-cell>
          <table:table-cell table:style-name="ce5" table:formula="of:=SUM([.F$1:.F$8])" office:value-type="float" office:value="190">
            <text:p>190</text:p>
          </table:table-cell>
          <table:table-cell table:style-name="ce5" table:formula="of:=SUM([.G$1:.G$8])" office:value-type="float" office:value="0">
            <text:p>0</text:p>
          </table:table-cell>
          <table:table-cell table:style-name="ce5" table:formula="of:=SUM([.H$1:.H$8])" office:value-type="float" office:value="0">
            <text:p>0</text:p>
          </table:table-cell>
          <table:table-cell table:style-name="ce5" table:formula="of:=SUM([.I$1:.I$8])" office:value-type="float" office:value="0">
            <text:p>0</text:p>
          </table:table-cell>
          <table:table-cell table:style-name="ce5" table:formula="of:=SUM([.J$1:.J$8])" office:value-type="float" office:value="0">
            <text:p>0</text:p>
          </table:table-cell>
          <table:table-cell table:style-name="ce5" table:formula="of:=SUM([.K$1:.K$8])" office:value-type="float" office:value="183.83">
            <text:p>183,83</text:p>
          </table:table-cell>
          <table:table-cell table:style-name="ce12" table:formula="of:=SUM([.L$2:.L$8])" office:value-type="float" office:value="1102.98">
            <text:p>1102,98</text:p>
          </table:table-cell>
          <table:table-cell table:style-name="ce5" table:formula="of:=SUM([.M$2:.M$8])" office:value-type="float" office:value="260.91">
            <text:p>260,91</text:p>
          </table:table-cell>
          <table:table-cell table:style-name="ce5" table:formula="of:=SUM([.N$2:.N$8])" office:value-type="float" office:value="125.73">
            <text:p>125,73</text:p>
          </table:table-cell>
          <table:table-cell table:style-name="ce9" office:value-type="string">
            <text:p>Suma</text:p>
          </table:table-cell>
          <table:table-cell table:number-columns-repeated="8"/>
        </table:table-row>
        <table:table-row table:style-name="ro1">
          <table:table-cell table:style-name="ce6" table:formula="of:=MAX([.A$2:.A$8])" office:value-type="float" office:value="40">
            <text:p>40</text:p>
          </table:table-cell>
          <table:table-cell table:style-name="ce6" table:formula="of:=MAX([.B$2:.B$8])" office:value-type="float" office:value="50.4">
            <text:p>50,4</text:p>
          </table:table-cell>
          <table:table-cell table:style-name="ce6" table:formula="of:=MAX([.C$2:.C$8])" office:value-type="float" office:value="41">
            <text:p>41</text:p>
          </table:table-cell>
          <table:table-cell table:style-name="ce6" table:formula="of:=MAX([.D$2:.D$8])" office:value-type="float" office:value="38.85">
            <text:p>38,85</text:p>
          </table:table-cell>
          <table:table-cell table:style-name="ce6" table:formula="of:=MAX([.E$2:.E$8])" office:value-type="float" office:value="39.75">
            <text:p>39,75</text:p>
          </table:table-cell>
          <table:table-cell table:style-name="ce6" table:formula="of:=MAX([.F$2:.F$8])" office:value-type="float" office:value="47.2">
            <text:p>47,2</text:p>
          </table:table-cell>
          <table:table-cell table:style-name="ce6" table:formula="of:=MAX([.G$2:.G$8])" office:value-type="float" office:value="0">
            <text:p>0</text:p>
          </table:table-cell>
          <table:table-cell table:style-name="ce6" table:formula="of:=MAX([.H$2:.H$8])" office:value-type="float" office:value="0">
            <text:p>0</text:p>
          </table:table-cell>
          <table:table-cell table:style-name="ce6" table:formula="of:=MAX([.I$2:.I$8])" office:value-type="float" office:value="0">
            <text:p>0</text:p>
          </table:table-cell>
          <table:table-cell table:style-name="ce6" table:formula="of:=MAX([.J$2:.J$8])" office:value-type="float" office:value="0">
            <text:p>0</text:p>
          </table:table-cell>
          <table:table-cell table:style-name="ce6" table:formula="of:=MAX([.K$2:.K$8])" office:value-type="float" office:value="40.3566666666667">
            <text:p>40,36</text:p>
          </table:table-cell>
          <table:table-cell table:style-name="ce6" table:formula="of:=MAX([.L$2:.L$8])" office:value-type="float" office:value="242.14">
            <text:p>242,14</text:p>
          </table:table-cell>
          <table:table-cell table:style-name="ce13" table:formula="of:=MAX([.M$2:.M$8])" office:value-type="float" office:value="50.4">
            <text:p>50,4</text:p>
          </table:table-cell>
          <table:table-cell table:style-name="ce6" table:formula="of:=MAX([.N$2:.N$8])" office:value-type="float" office:value="33.59">
            <text:p>33,59</text:p>
          </table:table-cell>
          <table:table-cell table:style-name="ce9" office:value-type="string">
            <text:p>Max</text:p>
          </table:table-cell>
          <table:table-cell table:number-columns-repeated="8"/>
        </table:table-row>
        <table:table-row table:style-name="ro1">
          <table:table-cell table:style-name="ce7" table:formula="of:=MIN([.A$2:.A$8])" office:value-type="float" office:value="5">
            <text:p>5</text:p>
          </table:table-cell>
          <table:table-cell table:style-name="ce7" table:formula="of:=MIN([.B$2:.B$8])" office:value-type="float" office:value="12.3">
            <text:p>12,3</text:p>
          </table:table-cell>
          <table:table-cell table:style-name="ce7" table:formula="of:=MIN([.C$2:.C$8])" office:value-type="float" office:value="3.57">
            <text:p>3,57</text:p>
          </table:table-cell>
          <table:table-cell table:style-name="ce7" table:formula="of:=MIN([.D$2:.D$8])" office:value-type="float" office:value="6.98">
            <text:p>6,98</text:p>
          </table:table-cell>
          <table:table-cell table:style-name="ce7" table:formula="of:=MIN([.E$2:.E$8])" office:value-type="float" office:value="7.65">
            <text:p>7,65</text:p>
          </table:table-cell>
          <table:table-cell table:style-name="ce7" table:formula="of:=MIN([.F$2:.F$8])" office:value-type="float" office:value="10.2">
            <text:p>10,2</text:p>
          </table:table-cell>
          <table:table-cell table:style-name="ce7" table:formula="of:=MIN([.G$2:.G$8])" office:value-type="float" office:value="0">
            <text:p>0</text:p>
          </table:table-cell>
          <table:table-cell table:style-name="ce7" table:formula="of:=MIN([.H$2:.H$8])" office:value-type="float" office:value="0">
            <text:p>0</text:p>
          </table:table-cell>
          <table:table-cell table:style-name="ce7" table:formula="of:=MIN([.I$2:.I$8])" office:value-type="float" office:value="0">
            <text:p>0</text:p>
          </table:table-cell>
          <table:table-cell table:style-name="ce7" table:formula="of:=MIN([.J$2:.J$8])" office:value-type="float" office:value="0">
            <text:p>0</text:p>
          </table:table-cell>
          <table:table-cell table:style-name="ce7" table:formula="of:=MIN([.K$2:.K$8])" office:value-type="float" office:value="9.73333333333333">
            <text:p>9,73</text:p>
          </table:table-cell>
          <table:table-cell table:style-name="ce7" table:formula="of:=MIN([.L$2:.L$8])" office:value-type="float" office:value="58.4">
            <text:p>58,4</text:p>
          </table:table-cell>
          <table:table-cell table:style-name="ce7" table:formula="of:=MIN([.M$2:.M$8])" office:value-type="float" office:value="25">
            <text:p>25</text:p>
          </table:table-cell>
          <table:table-cell table:style-name="ce14" table:formula="of:=MIN([.N$2:.N$8])" office:value-type="float" office:value="3.57">
            <text:p>3,57</text:p>
          </table:table-cell>
          <table:table-cell table:style-name="ce9" office:value-type="string">
            <text:p>Min</text:p>
          </table:table-cell>
          <table:table-cell table:number-columns-repeated="8"/>
        </table:table-row>
        <table:table-row table:style-name="ro1">
          <table:table-cell office:value-type="string">
            <text:p>Užívateľ 1</text:p>
          </table:table-cell>
          <table:table-cell office:value-type="string">
            <text:p>Užívateľ 2</text:p>
          </table:table-cell>
          <table:table-cell office:value-type="string">
            <text:p>Užívateľ 3</text:p>
          </table:table-cell>
          <table:table-cell office:value-type="string">
            <text:p>Užívateľ 4</text:p>
          </table:table-cell>
          <table:table-cell office:value-type="string">
            <text:p>Užívateľ 5</text:p>
          </table:table-cell>
          <table:table-cell office:value-type="string">
            <text:p>Užívateľ 6</text:p>
          </table:table-cell>
          <table:table-cell table:number-columns-repeated="4"/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1" office:value-type="string">
            <text:p>Janka</text:p>
          </table:table-cell>
          <table:table-cell table:style-name="ce1" office:value-type="string">
            <text:p>Jozef</text:p>
          </table:table-cell>
          <table:table-cell table:style-name="ce1" office:value-type="string">
            <text:p>Marek</text:p>
          </table:table-cell>
          <table:table-cell table:style-name="ce1" office:value-type="string">
            <text:p>Jakub</text:p>
          </table:table-cell>
          <table:table-cell table:style-name="ce1" office:value-type="string">
            <text:p>Adam</text:p>
          </table:table-cell>
          <table:table-cell table:style-name="ce1" office:value-type="string">
            <text:p>Danka</text:p>
          </table:table-cell>
          <table:table-cell table:style-name="ce1" table:number-columns-repeated="4"/>
          <table:table-cell table:style-name="ce9" office:value-type="string">
            <text:p>Priemer</text:p>
          </table:table-cell>
          <table:table-cell table:style-name="ce9" office:value-type="string">
            <text:p>Suma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Min</text:p>
          </table:table-cell>
          <table:table-cell/>
          <table:table-cell office:value-type="string">
            <text:p>Systém 1</text:p>
          </table:table-cell>
          <table:table-cell office:value-type="string">
            <text:p>Systém 2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39.3">
            <text:p>39,3</text:p>
          </table:table-cell>
          <table:table-cell office:value-type="float" office:value="26.87">
            <text:p>26,87</text:p>
          </table:table-cell>
          <table:table-cell office:value-type="float" office:value="32.06">
            <text:p>32,06</text:p>
          </table:table-cell>
          <table:table-cell office:value-type="float" office:value="48.6">
            <text:p>48,6</text:p>
          </table:table-cell>
          <table:table-cell table:number-columns-repeated="4"/>
          <table:table-cell table:formula="of:=AVERAGE([.$A20:.$J20])" office:value-type="float" office:value="44.805">
            <text:p>44,81</text:p>
          </table:table-cell>
          <table:table-cell table:formula="of:=SUM([.$A20:.$J20])" office:value-type="float" office:value="268.83">
            <text:p>268,83</text:p>
          </table:table-cell>
          <table:table-cell table:formula="of:=MAX([.$A20:.$J20])" office:value-type="float" office:value="63">
            <text:p>63</text:p>
          </table:table-cell>
          <table:table-cell table:formula="of:=MIN([.$A20:.$J20])" office:value-type="float" office:value="26.87">
            <text:p>26,87</text:p>
          </table:table-cell>
          <table:table-cell/>
          <table:table-cell table:style-name="ce4" office:value-type="float" office:value="100">
            <text:p>100</text:p>
          </table:table-cell>
          <table:table-cell table:style-name="ce16" office:value-type="float" office:value="50">
            <text:p>50</text:p>
          </table:table-cell>
          <table:table-cell/>
          <table:table-cell>
            <draw:frame table:end-cell-address="Sheet1.V39" table:end-x="2.157cm" table:end-y="0.051cm" draw:z-index="2" draw:style-name="gr2" draw:text-style-name="P1" svg:width="8.347cm" svg:height="8.531cm" svg:x="0.584cm" svg:y="0.101cm">
              <draw:object draw:notify-on-update-of-ranges="Sheet1.P19:Sheet1.P19 Sheet1.P20:Sheet1.P26 Sheet1.Q19:Sheet1.Q19 Sheet1.Q20:Sheet1.Q2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number-columns-repeated="6" office:value-type="string">
            <text:p>x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style-name="ce4" office:value-type="float" office:value="100">
            <text:p>100</text:p>
          </table:table-cell>
          <table:table-cell table:style-name="ce4"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14.5">
            <text:p>14,5</text:p>
          </table:table-cell>
          <table:table-cell office:value-type="float" office:value="20.58">
            <text:p>20,58</text:p>
          </table:table-cell>
          <table:table-cell office:value-type="float" office:value="16.8">
            <text:p>16,8</text:p>
          </table:table-cell>
          <table:table-cell office:value-type="float" office:value="12.21">
            <text:p>12,21</text:p>
          </table:table-cell>
          <table:table-cell office:value-type="float" office:value="8.76">
            <text:p>8,76</text:p>
          </table:table-cell>
          <table:table-cell office:value-type="float" office:value="18.33">
            <text:p>18,33</text:p>
          </table:table-cell>
          <table:table-cell table:number-columns-repeated="4"/>
          <table:table-cell table:formula="of:=AVERAGE([.$A22:.$J22])" office:value-type="float" office:value="15.1966666666667">
            <text:p>15,2</text:p>
          </table:table-cell>
          <table:table-cell table:formula="of:=SUM([.$A22:.$J22])" office:value-type="float" office:value="91.18">
            <text:p>91,18</text:p>
          </table:table-cell>
          <table:table-cell table:formula="of:=MAX([.$A22:.$J22])" office:value-type="float" office:value="20.58">
            <text:p>20,58</text:p>
          </table:table-cell>
          <table:table-cell table:formula="of:=MIN([.$A22:.$J22])" office:value-type="float" office:value="8.76">
            <text:p>8,76</text:p>
          </table:table-cell>
          <table:table-cell/>
          <table:table-cell table:style-name="ce4" office:value-type="float" office:value="100">
            <text:p>100</text:p>
          </table:table-cell>
          <table:table-cell table:style-name="ce4" office:value-type="float" office:value="67">
            <text:p>67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0.78">
            <text:p>50,78</text:p>
          </table:table-cell>
          <table:table-cell office:value-type="float" office:value="20">
            <text:p>20</text:p>
          </table:table-cell>
          <table:table-cell office:value-type="float" office:value="62.9">
            <text:p>62,9</text:p>
          </table:table-cell>
          <table:table-cell office:value-type="float" office:value="42.93">
            <text:p>42,93</text:p>
          </table:table-cell>
          <table:table-cell office:value-type="float" office:value="41.5">
            <text:p>41,5</text:p>
          </table:table-cell>
          <table:table-cell table:number-columns-repeated="4"/>
          <table:table-cell table:formula="of:=AVERAGE([.$A23:.$J23])" office:value-type="float" office:value="48.685">
            <text:p>48,69</text:p>
          </table:table-cell>
          <table:table-cell table:formula="of:=SUM([.$A23:.$J23])" office:value-type="float" office:value="292.11">
            <text:p>292,11</text:p>
          </table:table-cell>
          <table:table-cell table:formula="of:=MAX([.$A23:.$J23])" office:value-type="float" office:value="74">
            <text:p>74</text:p>
          </table:table-cell>
          <table:table-cell table:formula="of:=MIN([.$A23:.$J23])" office:value-type="float" office:value="20">
            <text:p>20</text:p>
          </table:table-cell>
          <table:table-cell/>
          <table:table-cell table:style-name="ce4" office:value-type="float" office:value="100">
            <text:p>100</text:p>
          </table:table-cell>
          <table:table-cell table:style-name="ce4" office:value-type="float" office:value="33">
            <text:p>33</text:p>
          </table:table-cell>
          <table:table-cell table:number-columns-repeated="6"/>
        </table:table-row>
        <table:table-row table:style-name="ro1">
          <table:table-cell table:number-columns-repeated="6" office:value-type="string">
            <text:p>x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style-name="ce4" office:value-type="float" office:value="100">
            <text:p>100</text:p>
          </table:table-cell>
          <table:table-cell table:style-name="ce4"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19.7">
            <text:p>19,7</text:p>
          </table:table-cell>
          <table:table-cell office:value-type="float" office:value="219">
            <text:p>219</text:p>
          </table:table-cell>
          <table:table-cell office:value-type="float" office:value="64">
            <text:p>64</text:p>
          </table:table-cell>
          <table:table-cell office:value-type="float" office:value="60.34">
            <text:p>60,34</text:p>
          </table:table-cell>
          <table:table-cell office:value-type="float" office:value="81">
            <text:p>81</text:p>
          </table:table-cell>
          <table:table-cell office:value-type="float" office:value="14.2">
            <text:p>14,2</text:p>
          </table:table-cell>
          <table:table-cell table:number-columns-repeated="4"/>
          <table:table-cell table:formula="of:=AVERAGE([.$A25:.$J25])" office:value-type="float" office:value="76.3733333333333">
            <text:p>76,37</text:p>
          </table:table-cell>
          <table:table-cell table:formula="of:=SUM([.$A25:.$J25])" office:value-type="float" office:value="458.24">
            <text:p>458,24</text:p>
          </table:table-cell>
          <table:table-cell table:formula="of:=MAX([.$A25:.$J25])" office:value-type="float" office:value="219">
            <text:p>219</text:p>
          </table:table-cell>
          <table:table-cell table:formula="of:=MIN([.$A25:.$J25])" office:value-type="float" office:value="14.2">
            <text:p>14,2</text:p>
          </table:table-cell>
          <table:table-cell/>
          <table:table-cell table:style-name="ce4" office:value-type="float" office:value="100">
            <text:p>100</text:p>
          </table:table-cell>
          <table:table-cell table:style-name="ce4" office:value-type="float" office:value="67">
            <text:p>67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60.79">
            <text:p>60,79</text:p>
          </table:table-cell>
          <table:table-cell office:value-type="float" office:value="97">
            <text:p>97</text:p>
          </table:table-cell>
          <table:table-cell office:value-type="float" office:value="70.36">
            <text:p>70,36</text:p>
          </table:table-cell>
          <table:table-cell office:value-type="float" office:value="192">
            <text:p>192</text:p>
          </table:table-cell>
          <table:table-cell office:value-type="float" office:value="224">
            <text:p>224</text:p>
          </table:table-cell>
          <table:table-cell table:number-columns-repeated="4"/>
          <table:table-cell table:formula="of:=AVERAGE([.$A26:.$J26])" office:value-type="float" office:value="127.525">
            <text:p>127,53</text:p>
          </table:table-cell>
          <table:table-cell table:formula="of:=SUM([.$A26:.$J26])" office:value-type="float" office:value="765.15">
            <text:p>765,15</text:p>
          </table:table-cell>
          <table:table-cell table:formula="of:=MAX([.$A26:.$J26])" office:value-type="float" office:value="224">
            <text:p>224</text:p>
          </table:table-cell>
          <table:table-cell table:formula="of:=MIN([.$A26:.$J26])" office:value-type="float" office:value="60.79">
            <text:p>60,79</text:p>
          </table:table-cell>
          <table:table-cell/>
          <table:table-cell table:style-name="ce4" office:value-type="float" office:value="100">
            <text:p>100</text:p>
          </table:table-cell>
          <table:table-cell table:style-name="ce4" office:value-type="float" office:value="17">
            <text:p>17</text:p>
          </table:table-cell>
          <table:table-cell table:number-columns-repeated="6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220">
            <text:p>220</text:p>
          </table:table-cell>
          <table:table-cell table:style-name="ce2" table:number-columns-repeated="4"/>
          <table:table-cell table:style-name="ce10" table:formula="of:=AVERAGE([.$A29:.$J29])" office:value-type="float" office:value="83.3333333333333">
            <text:p>83,33</text:p>
          </table:table-cell>
          <table:table-cell table:style-name="ce11" table:formula="of:=SUM([.$A29:.$J29])" office:value-type="float" office:value="500">
            <text:p>500</text:p>
          </table:table-cell>
          <table:table-cell table:style-name="ce11" table:formula="of:=MAX([.$A29:.$J29])" office:value-type="float" office:value="220">
            <text:p>220</text:p>
          </table:table-cell>
          <table:table-cell table:style-name="ce11" table:formula="of:=MAX([.$A20:.$J20])" office:value-type="float" office:value="63">
            <text:p>63</text:p>
          </table:table-cell>
          <table:table-cell table:style-name="ce3" office:value-type="string">
            <text:p>7A</text:p>
          </table:table-cell>
          <table:table-cell table:number-columns-repeated="8"/>
        </table:table-row>
        <table:table-row table:style-name="ro1">
          <table:table-cell table:style-name="ce3" table:formula="of:=[.$A26]-[.$A29]" office:value-type="float" office:value="46">
            <text:p>46</text:p>
          </table:table-cell>
          <table:table-cell table:style-name="ce3" table:formula="of:=[.$A26:.C26]-[.$A29:.C29]" office:value-type="float" office:value="30.79">
            <text:p>30,79</text:p>
          </table:table-cell>
          <table:table-cell table:style-name="ce3" table:formula="of:=[.$A26:.C26]-[.$A29:.C29]" office:value-type="float" office:value="87">
            <text:p>87</text:p>
          </table:table-cell>
          <table:table-cell table:style-name="ce3" table:formula="of:=[.$A26:.D26]-[.$A29:.D29]" office:value-type="float" office:value="25.36">
            <text:p>25,36</text:p>
          </table:table-cell>
          <table:table-cell table:style-name="ce3" table:formula="of:=[.$A26:.E26]-[.$A29:.E29]" office:value-type="float" office:value="72">
            <text:p>72</text:p>
          </table:table-cell>
          <table:table-cell table:style-name="ce3" office:value-type="float" office:value="4">
            <text:p>4</text:p>
          </table:table-cell>
          <table:table-cell table:style-name="ce3" table:number-columns-repeated="4"/>
          <table:table-cell table:style-name="ce3" table:formula="of:=AVERAGE([.$A30:.$J30])" office:value-type="float" office:value="44.1916666666667">
            <text:p>44,19</text:p>
          </table:table-cell>
          <table:table-cell table:style-name="ce3" table:formula="of:=SUM([.$A30:.$J30])" office:value-type="float" office:value="265.15">
            <text:p>265,15</text:p>
          </table:table-cell>
          <table:table-cell table:style-name="ce3" table:formula="of:=MAX([.$A30:.$J30])" office:value-type="float" office:value="87">
            <text:p>87</text:p>
          </table:table-cell>
          <table:table-cell table:style-name="ce3" table:formula="of:=MAX([.$A21:.$J21])" office:value-type="float" office:value="0">
            <text:p>0</text:p>
          </table:table-cell>
          <table:table-cell table:style-name="ce15" office:value-type="string">
            <text:p>7B</text:p>
          </table:table-cell>
          <table:table-cell table:number-columns-repeated="8"/>
        </table:table-row>
        <table:table-row table:style-name="ro1">
          <table:table-cell table:style-name="ce8" table:formula="of:=SUM([.A$20:.A$26])/COUNTIF([.A$20:.A$26];&quot;&gt;0&quot;)" office:value-type="float" office:value="58.44">
            <text:p>58,44</text:p>
          </table:table-cell>
          <table:table-cell table:style-name="ce8" table:formula="of:=SUM([.B$20:.B$26])/COUNTIF([.B$20:.B$26];&quot;&gt;0&quot;)" office:value-type="float" office:value="82.03">
            <text:p>82,03</text:p>
          </table:table-cell>
          <table:table-cell table:style-name="ce8" table:formula="of:=SUM([.C$20:.C$26])/COUNTIF([.C$20:.C$26];&quot;&gt;0&quot;)" office:value-type="float" office:value="47.42">
            <text:p>47,42</text:p>
          </table:table-cell>
          <table:table-cell table:style-name="ce8" table:formula="of:=SUM([.D$20:.D$26])/COUNTIF([.D$20:.D$26];&quot;&gt;0&quot;)" office:value-type="float" office:value="46.536">
            <text:p>46,54</text:p>
          </table:table-cell>
          <table:table-cell table:style-name="ce8" table:formula="of:=SUM([.E$20:.E$26])/COUNTIF([.E$20:.E$26];&quot;&gt;0&quot;)" office:value-type="float" office:value="71.35">
            <text:p>71,35</text:p>
          </table:table-cell>
          <table:table-cell table:style-name="ce8" table:formula="of:=SUM([.F$20:.F$26])/COUNTIF([.F$20:.F$26];&quot;&gt;0&quot;)" office:value-type="float" office:value="69.326">
            <text:p>69,33</text:p>
          </table:table-cell>
          <table:table-cell table:style-name="ce8" table:formula="of:=SUM([.G$20:.G$26])/COUNTIF([.G$20:.G$26];&quot;&gt;0&quot;)" office:value-type="float" office:value="0">
            <text:p>#DIV/0!</text:p>
          </table:table-cell>
          <table:table-cell table:style-name="ce8" table:formula="of:=SUM([.H$20:.H$26])/COUNTIF([.H$20:.H$26];&quot;&gt;0&quot;)" office:value-type="float" office:value="0">
            <text:p>#DIV/0!</text:p>
          </table:table-cell>
          <table:table-cell table:style-name="ce8" table:formula="of:=SUM([.I$20:.I$26])/COUNTIF([.I$20:.I$26];&quot;&gt;0&quot;)" office:value-type="float" office:value="0">
            <text:p>#DIV/0!</text:p>
          </table:table-cell>
          <table:table-cell table:style-name="ce8" table:formula="of:=SUM([.J$20:.J$26])/COUNTIF([.J$20:.J$26];&quot;&gt;0&quot;)" office:value-type="float" office:value="0">
            <text:p>#DIV/0!</text:p>
          </table:table-cell>
          <table:table-cell table:style-name="ce8" table:formula="of:=SUM([.K$20:.K$26])/COUNTIF([.K$20:.K$26];&quot;&gt;0&quot;)" office:value-type="float" office:value="62.517">
            <text:p>62,52</text:p>
          </table:table-cell>
          <table:table-cell table:style-name="ce8" table:formula="of:=SUM([.L$20:.L$26])/COUNTIF([.L$20:.L$26];&quot;&gt;0&quot;)" office:value-type="float" office:value="375.102">
            <text:p>375,1</text:p>
          </table:table-cell>
          <table:table-cell table:style-name="ce8" table:formula="of:=SUM([.M$20:.M$26])/COUNTIF([.M$20:.M$26];&quot;&gt;0&quot;)" office:value-type="float" office:value="120.116">
            <text:p>120,12</text:p>
          </table:table-cell>
          <table:table-cell table:style-name="ce8" table:formula="of:=SUM([.N$20:.N$26])/COUNTIF([.N$20:.N$26];&quot;&gt;0&quot;)" office:value-type="float" office:value="26.124">
            <text:p>26,12</text:p>
          </table:table-cell>
          <table:table-cell table:style-name="ce9" office:value-type="string">
            <text:p>Priemer</text:p>
          </table:table-cell>
          <table:table-cell table:number-columns-repeated="8"/>
        </table:table-row>
        <table:table-row table:style-name="ro1">
          <table:table-cell table:style-name="ce5" table:formula="of:=SUM([.A$20:.A$26])" office:value-type="float" office:value="292.2">
            <text:p>292,2</text:p>
          </table:table-cell>
          <table:table-cell table:style-name="ce5" table:formula="of:=SUM([.B$20:.B$26])" office:value-type="float" office:value="410.15">
            <text:p>410,15</text:p>
          </table:table-cell>
          <table:table-cell table:style-name="ce5" table:formula="of:=SUM([.C$20:.C$26])" office:value-type="float" office:value="237.1">
            <text:p>237,1</text:p>
          </table:table-cell>
          <table:table-cell table:style-name="ce5" table:formula="of:=SUM([.D$20:.D$26])" office:value-type="float" office:value="232.68">
            <text:p>232,68</text:p>
          </table:table-cell>
          <table:table-cell table:style-name="ce5" table:formula="of:=SUM([.E$20:.E$26])" office:value-type="float" office:value="356.75">
            <text:p>356,75</text:p>
          </table:table-cell>
          <table:table-cell table:style-name="ce5" table:formula="of:=SUM([.F$20:.F$26])" office:value-type="float" office:value="346.63">
            <text:p>346,63</text:p>
          </table:table-cell>
          <table:table-cell table:style-name="ce5" table:formula="of:=SUM([.G$20:.G$26])" office:value-type="float" office:value="0">
            <text:p>0</text:p>
          </table:table-cell>
          <table:table-cell table:style-name="ce5" table:formula="of:=SUM([.H$20:.H$26])" office:value-type="float" office:value="0">
            <text:p>0</text:p>
          </table:table-cell>
          <table:table-cell table:style-name="ce5" table:formula="of:=SUM([.I$20:.I$26])" office:value-type="float" office:value="0">
            <text:p>0</text:p>
          </table:table-cell>
          <table:table-cell table:style-name="ce5" table:formula="of:=SUM([.J$20:.J$26])" office:value-type="float" office:value="0">
            <text:p>0</text:p>
          </table:table-cell>
          <table:table-cell table:style-name="ce5" table:formula="of:=SUM([.K$20:.K$26])" office:value-type="float" office:value="312.585">
            <text:p>312,59</text:p>
          </table:table-cell>
          <table:table-cell table:formula="of:=SUM([.L$20:.L$26])" office:value-type="float" office:value="1875.51">
            <text:p>1875,51</text:p>
          </table:table-cell>
          <table:table-cell table:style-name="ce5" table:formula="of:=SUM([.M$20:.M$26])" office:value-type="float" office:value="600.58">
            <text:p>600,58</text:p>
          </table:table-cell>
          <table:table-cell table:style-name="ce5" table:formula="of:=SUM([.N$20:.N$26])" office:value-type="float" office:value="130.62">
            <text:p>130,62</text:p>
          </table:table-cell>
          <table:table-cell table:style-name="ce9" office:value-type="string">
            <text:p>Suma</text:p>
          </table:table-cell>
          <table:table-cell table:number-columns-repeated="8"/>
        </table:table-row>
        <table:table-row table:style-name="ro1">
          <table:table-cell table:style-name="ce6" table:formula="of:=MAX([.A$20:.A$26])" office:value-type="float" office:value="121">
            <text:p>121</text:p>
          </table:table-cell>
          <table:table-cell table:style-name="ce6" table:formula="of:=MAX([.B$20:.B$26])" office:value-type="float" office:value="219">
            <text:p>219</text:p>
          </table:table-cell>
          <table:table-cell table:style-name="ce6" table:formula="of:=MAX([.C$20:.C$26])" office:value-type="float" office:value="97">
            <text:p>97</text:p>
          </table:table-cell>
          <table:table-cell table:style-name="ce6" table:formula="of:=MAX([.D$20:.D$26])" office:value-type="float" office:value="70.36">
            <text:p>70,36</text:p>
          </table:table-cell>
          <table:table-cell table:style-name="ce6" table:formula="of:=MAX([.E$20:.E$26])" office:value-type="float" office:value="192">
            <text:p>192</text:p>
          </table:table-cell>
          <table:table-cell table:style-name="ce6" table:formula="of:=MAX([.F$20:.F$26])" office:value-type="float" office:value="224">
            <text:p>224</text:p>
          </table:table-cell>
          <table:table-cell table:style-name="ce6" table:formula="of:=MAX([.G$20:.G$26])" office:value-type="float" office:value="0">
            <text:p>0</text:p>
          </table:table-cell>
          <table:table-cell table:style-name="ce6" table:formula="of:=MAX([.H$20:.H$26])" office:value-type="float" office:value="0">
            <text:p>0</text:p>
          </table:table-cell>
          <table:table-cell table:style-name="ce6" table:formula="of:=MAX([.I$20:.I$26])" office:value-type="float" office:value="0">
            <text:p>0</text:p>
          </table:table-cell>
          <table:table-cell table:style-name="ce6" table:formula="of:=MAX([.J$20:.J$26])" office:value-type="float" office:value="0">
            <text:p>0</text:p>
          </table:table-cell>
          <table:table-cell table:style-name="ce6" table:formula="of:=MAX([.K$20:.K$26])" office:value-type="float" office:value="127.525">
            <text:p>127,53</text:p>
          </table:table-cell>
          <table:table-cell table:style-name="ce6" table:formula="of:=MAX([.L$20:.L$26])" office:value-type="float" office:value="765.15">
            <text:p>765,15</text:p>
          </table:table-cell>
          <table:table-cell table:formula="of:=MAX([.M$20:.M$26])" office:value-type="float" office:value="224">
            <text:p>224</text:p>
          </table:table-cell>
          <table:table-cell table:style-name="ce6" table:formula="of:=MAX([.N$20:.N$26])" office:value-type="float" office:value="60.79">
            <text:p>60,79</text:p>
          </table:table-cell>
          <table:table-cell table:style-name="ce9" office:value-type="string">
            <text:p>Max</text:p>
          </table:table-cell>
          <table:table-cell table:number-columns-repeated="8"/>
        </table:table-row>
        <table:table-row table:style-name="ro1">
          <table:table-cell table:style-name="ce7" table:formula="of:=MIN([.A$20:.A$26])" office:value-type="float" office:value="14.5">
            <text:p>14,5</text:p>
          </table:table-cell>
          <table:table-cell table:style-name="ce7" table:formula="of:=MIN([.B$20:.B$26])" office:value-type="float" office:value="20.58">
            <text:p>20,58</text:p>
          </table:table-cell>
          <table:table-cell table:style-name="ce7" table:formula="of:=MIN([.C$20:.C$26])" office:value-type="float" office:value="16.8">
            <text:p>16,8</text:p>
          </table:table-cell>
          <table:table-cell table:style-name="ce7" table:formula="of:=MIN([.D$20:.D$26])" office:value-type="float" office:value="12.21">
            <text:p>12,21</text:p>
          </table:table-cell>
          <table:table-cell table:style-name="ce7" table:formula="of:=MIN([.E$20:.E$26])" office:value-type="float" office:value="8.76">
            <text:p>8,76</text:p>
          </table:table-cell>
          <table:table-cell table:style-name="ce7" table:formula="of:=MIN([.F$20:.F$26])" office:value-type="float" office:value="14.2">
            <text:p>14,2</text:p>
          </table:table-cell>
          <table:table-cell table:style-name="ce7" table:formula="of:=MIN([.G$20:.G$26])" office:value-type="float" office:value="0">
            <text:p>0</text:p>
          </table:table-cell>
          <table:table-cell table:style-name="ce7" table:formula="of:=MIN([.H$20:.H$26])" office:value-type="float" office:value="0">
            <text:p>0</text:p>
          </table:table-cell>
          <table:table-cell table:style-name="ce7" table:formula="of:=MIN([.I$20:.I$26])" office:value-type="float" office:value="0">
            <text:p>0</text:p>
          </table:table-cell>
          <table:table-cell table:style-name="ce7" table:formula="of:=MIN([.J$20:.J$26])" office:value-type="float" office:value="0">
            <text:p>0</text:p>
          </table:table-cell>
          <table:table-cell table:style-name="ce7" table:formula="of:=MIN([.K$20:.K$26])" office:value-type="float" office:value="15.1966666666667">
            <text:p>15,2</text:p>
          </table:table-cell>
          <table:table-cell table:style-name="ce7" table:formula="of:=MIN([.L$20:.L$26])" office:value-type="float" office:value="91.18">
            <text:p>91,18</text:p>
          </table:table-cell>
          <table:table-cell table:style-name="ce7" table:formula="of:=MIN([.M$20:.M$26])" office:value-type="float" office:value="20.58">
            <text:p>20,58</text:p>
          </table:table-cell>
          <table:table-cell table:formula="of:=MIN([.N$20:.N$26])" office:value-type="float" office:value="8.76">
            <text:p>8,76</text:p>
          </table:table-cell>
          <table:table-cell table:style-name="ce9" office:value-type="string">
            <text:p>Min</text:p>
          </table:table-cell>
          <table:table-cell table:number-columns-repeated="8"/>
        </table:table-row>
        <table:table-row table:style-name="ro1">
          <table:table-cell office:value-type="string">
            <text:p>Užívateľ 1</text:p>
          </table:table-cell>
          <table:table-cell office:value-type="string">
            <text:p>Užívateľ 2</text:p>
          </table:table-cell>
          <table:table-cell office:value-type="string">
            <text:p>Užívateľ 3</text:p>
          </table:table-cell>
          <table:table-cell office:value-type="string">
            <text:p>Užívateľ 4</text:p>
          </table:table-cell>
          <table:table-cell office:value-type="string">
            <text:p>Užívateľ 5</text:p>
          </table:table-cell>
          <table:table-cell office:value-type="string">
            <text:p>Užívateľ 6</text:p>
          </table:table-cell>
          <table:table-cell table:number-columns-repeated="4"/>
          <table:table-cell table:style-name="Default" table:number-columns-repeated="4"/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k" fo:country="S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3.06.2015</text:date>, <text:time>13:1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18:43:14.92</meta:creation-date>
    <dc:date>2015-06-03T13:19:46.14</dc:date>
    <meta:editing-duration>PT17H28M57S</meta:editing-duration>
    <meta:editing-cycles>25</meta:editing-cycles>
    <meta:generator>OpenOffice/4.1.0$Win32 OpenOffice.org_project/410m18$Build-9764</meta:generator>
    <dc:creator>Marek Kružliak</dc:creator>
    <meta:document-statistic meta:table-count="3" meta:cell-count="36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chart-properties chart:symbol-type="none" chart:data-label-number="value" chart:data-label-text="false" chart:data-label-symbol="false" chart:label-position="top"/>
      <style:graphic-properties svg:stroke-width="0.088cm" svg:stroke-color="#c5000b" draw:fill-color="#c5000b"/>
      <style:text-properties fo:color="#000000" style:text-outline="true" fo:font-size="6pt" fo:font-weight="bold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51cm" svg:height="9.578cm" xlink:href=".." xlink:type="simple" chart:class="chart:bar" chart:style-name="ch1">
        <chart:legend chart:legend-position="end" svg:x="10.902cm" svg:y="3.09cm" style:legend-expansion="high" chart:style-name="ch2"/>
        <chart:plot-area chart:style-name="ch3" table:cell-range-address="Sheet1.A17:Sheet1.F17 Sheet1.A2:Sheet1.F8 Sheet1.K1:Sheet1.K8" chart:data-source-has-labels="row" svg:x="1.308cm" svg:y="0.899cm" svg:width="9.054cm" svg:height="7.48cm">
          <chartooo:coordinate-region svg:x="2.035cm" svg:y="1.086cm" svg:width="8.327cm" svg:height="6.673cm"/>
          <chart:axis chart:dimension="x" chart:name="primary-x" chart:style-name="ch4">
            <chart:title svg:x="5.368cm" svg:y="8.571cm" chart:style-name="ch5">
              <text:p>Úlohy</text:p>
            </chart:title>
          </chart:axis>
          <chart:axis chart:dimension="y" chart:name="primary-y" chart:style-name="ch6">
            <chart:title svg:x="0.451cm" svg:y="5.384cm" chart:style-name="ch7">
              <text:p>Čas [sec]</text:p>
            </chart:title>
            <chart:grid chart:style-name="ch8" chart:class="major"/>
          </chart:axis>
          <chart:series chart:style-name="ch9" chart:values-cell-range-address="Sheet1.A2:Sheet1.A8" chart:label-cell-address="Sheet1.A17:Sheet1.A17" chart:class="chart:bar">
            <chart:data-point chart:repeated="7"/>
          </chart:series>
          <chart:series chart:style-name="ch10" chart:values-cell-range-address="Sheet1.B2:Sheet1.B8" chart:label-cell-address="Sheet1.B17:Sheet1.B17" chart:class="chart:bar">
            <chart:data-point chart:repeated="7"/>
          </chart:series>
          <chart:series chart:style-name="ch11" chart:values-cell-range-address="Sheet1.C2:Sheet1.C8" chart:label-cell-address="Sheet1.C17:Sheet1.C17" chart:class="chart:bar">
            <chart:data-point chart:repeated="7"/>
          </chart:series>
          <chart:series chart:style-name="ch12" chart:values-cell-range-address="Sheet1.D2:Sheet1.D8" chart:label-cell-address="Sheet1.D17:Sheet1.D17" chart:class="chart:bar">
            <chart:data-point chart:repeated="7"/>
          </chart:series>
          <chart:series chart:style-name="ch13" chart:values-cell-range-address="Sheet1.E2:Sheet1.E8" chart:label-cell-address="Sheet1.E17:Sheet1.E17" chart:class="chart:bar">
            <chart:data-point chart:repeated="7"/>
          </chart:series>
          <chart:series chart:style-name="ch14" chart:values-cell-range-address="Sheet1.F2:Sheet1.F8" chart:label-cell-address="Sheet1.F17:Sheet1.F17" chart:class="chart:bar">
            <chart:data-point chart:repeated="7"/>
          </chart:series>
          <chart:series chart:style-name="ch15" chart:values-cell-range-address="Sheet1.K2:Sheet1.K8" chart:label-cell-address="Sheet1.K1:Sheet1.K1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žívateľ 1</text:p>
                <draw:g>
                  <svg:desc>Sheet1.A17:Sheet1.A17</svg:desc>
                </draw:g>
              </table:table-cell>
              <table:table-cell office:value-type="string">
                <text:p>Užívateľ 2</text:p>
                <draw:g>
                  <svg:desc>Sheet1.B17:Sheet1.B17</svg:desc>
                </draw:g>
              </table:table-cell>
              <table:table-cell office:value-type="string">
                <text:p>Užívateľ 3</text:p>
                <draw:g>
                  <svg:desc>Sheet1.C17:Sheet1.C17</svg:desc>
                </draw:g>
              </table:table-cell>
              <table:table-cell office:value-type="string">
                <text:p>Užívateľ 4</text:p>
                <draw:g>
                  <svg:desc>Sheet1.D17:Sheet1.D17</svg:desc>
                </draw:g>
              </table:table-cell>
              <table:table-cell office:value-type="string">
                <text:p>Užívateľ 5</text:p>
                <draw:g>
                  <svg:desc>Sheet1.E17:Sheet1.E17</svg:desc>
                </draw:g>
              </table:table-cell>
              <table:table-cell office:value-type="string">
                <text:p>Užívateľ 6</text:p>
                <draw:g>
                  <svg:desc>Sheet1.F17:Sheet1.F17</svg:desc>
                </draw:g>
              </table:table-cell>
              <table:table-cell office:value-type="string">
                <text:p>Priemer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>33</text:p>
                <draw:g>
                  <svg:desc>Sheet1.A2:Sheet1.A8</svg:desc>
                </draw:g>
              </table:table-cell>
              <table:table-cell office:value-type="float" office:value="20.67">
                <text:p>20.67</text:p>
                <draw:g>
                  <svg:desc>Sheet1.B2:Sheet1.B8</svg:desc>
                </draw:g>
              </table:table-cell>
              <table:table-cell office:value-type="float" office:value="16.05">
                <text:p>16.05</text:p>
                <draw:g>
                  <svg:desc>Sheet1.C2:Sheet1.C8</svg:desc>
                </draw:g>
              </table:table-cell>
              <table:table-cell office:value-type="float" office:value="21.95">
                <text:p>21.95</text:p>
                <draw:g>
                  <svg:desc>Sheet1.D2:Sheet1.D8</svg:desc>
                </draw:g>
              </table:table-cell>
              <table:table-cell office:value-type="float" office:value="28.94">
                <text:p>28.94</text:p>
                <draw:g>
                  <svg:desc>Sheet1.E2:Sheet1.E8</svg:desc>
                </draw:g>
              </table:table-cell>
              <table:table-cell office:value-type="float" office:value="22.5">
                <text:p>22.5</text:p>
                <draw:g>
                  <svg:desc>Sheet1.F2:Sheet1.F8</svg:desc>
                </draw:g>
              </table:table-cell>
              <table:table-cell office:value-type="float" office:value="23.8516666666667">
                <text:p>23.8516666666667</text:p>
                <draw:g>
                  <svg:desc>Sheet1.K2:Sheet1.K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8">
                <text:p>33.8</text:p>
              </table:table-cell>
              <table:table-cell office:value-type="float" office:value="50.4">
                <text:p>50.4</text:p>
              </table:table-cell>
              <table:table-cell office:value-type="float" office:value="32">
                <text:p>32</text:p>
              </table:table-cell>
              <table:table-cell office:value-type="float" office:value="26.84">
                <text:p>26.84</text:p>
              </table:table-cell>
              <table:table-cell office:value-type="float" office:value="39.75">
                <text:p>39.75</text:p>
              </table:table-cell>
              <table:table-cell office:value-type="float" office:value="40.8">
                <text:p>40.8</text:p>
              </table:table-cell>
              <table:table-cell office:value-type="float" office:value="37.265">
                <text:p>37.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2.3">
                <text:p>12.3</text:p>
              </table:table-cell>
              <table:table-cell office:value-type="float" office:value="32.75">
                <text:p>32.75</text:p>
              </table:table-cell>
              <table:table-cell office:value-type="float" office:value="26.58">
                <text:p>26.58</text:p>
              </table:table-cell>
              <table:table-cell office:value-type="float" office:value="28.03">
                <text:p>28.03</text:p>
              </table:table-cell>
              <table:table-cell office:value-type="float" office:value="25.3">
                <text:p>25.3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1.5">
                <text:p>41.5</text:p>
              </table:table-cell>
              <table:table-cell office:value-type="float" office:value="41">
                <text:p>41</text:p>
              </table:table-cell>
              <table:table-cell office:value-type="float" office:value="38.85">
                <text:p>38.85</text:p>
              </table:table-cell>
              <table:table-cell office:value-type="float" office:value="33.59">
                <text:p>33.59</text:p>
              </table:table-cell>
              <table:table-cell office:value-type="float" office:value="47.2">
                <text:p>47.2</text:p>
              </table:table-cell>
              <table:table-cell office:value-type="float" office:value="40.3566666666667">
                <text:p>40.35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42.3">
                <text:p>42.3</text:p>
              </table:table-cell>
              <table:table-cell office:value-type="float" office:value="17.65">
                <text:p>17.65</text:p>
              </table:table-cell>
              <table:table-cell office:value-type="float" office:value="18.51">
                <text:p>18.51</text:p>
              </table:table-cell>
              <table:table-cell office:value-type="float" office:value="22.99">
                <text:p>22.99</text:p>
              </table:table-cell>
              <table:table-cell office:value-type="float" office:value="21.7">
                <text:p>21.7</text:p>
              </table:table-cell>
              <table:table-cell office:value-type="float" office:value="24.6916666666667">
                <text:p>24.691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.57">
                <text:p>3.57</text:p>
              </table:table-cell>
              <table:table-cell office:value-type="float" office:value="6.98">
                <text:p>6.98</text:p>
              </table:table-cell>
              <table:table-cell office:value-type="float" office:value="7.65">
                <text:p>7.65</text:p>
              </table:table-cell>
              <table:table-cell office:value-type="float" office:value="10.2">
                <text:p>10.2</text:p>
              </table:table-cell>
              <table:table-cell office:value-type="float" office:value="9.73333333333333">
                <text:p>9.7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23.5">
                <text:p>23.5</text:p>
              </table:table-cell>
              <table:table-cell office:value-type="float" office:value="30.26">
                <text:p>30.26</text:p>
              </table:table-cell>
              <table:table-cell office:value-type="float" office:value="15.73">
                <text:p>15.73</text:p>
              </table:table-cell>
              <table:table-cell office:value-type="float" office:value="18.84">
                <text:p>18.84</text:p>
              </table:table-cell>
              <table:table-cell office:value-type="float" office:value="22.3">
                <text:p>22.3</text:p>
              </table:table-cell>
              <table:table-cell office:value-type="float" office:value="23.2716666666667">
                <text:p>23.271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cm" svg:height="7cm" xlink:href=".." xlink:type="simple" chart:class="chart:bar" chart:style-name="ch1">
        <chart:legend chart:legend-position="end" svg:x="6.128cm" svg:y="2.979cm" style:legend-expansion="high" chart:style-name="ch2"/>
        <chart:plot-area chart:style-name="ch3" table:cell-range-address="Sheet1.P10:Sheet1.Q10 Sheet1.P2:Sheet1.Q8" chart:data-source-has-labels="row" svg:x="0.918cm" svg:y="0.252cm" svg:width="4.894cm" svg:height="5.851cm">
          <chartooo:coordinate-region svg:x="1.645cm" svg:y="0.438cm" svg:width="4.167cm" svg:height="5.045cm"/>
          <chart:axis chart:dimension="x" chart:name="primary-x" chart:style-name="ch4">
            <chart:title svg:x="2.898cm" svg:y="6.244cm" chart:style-name="ch5">
              <text:p>Úlohy</text:p>
            </chart:title>
          </chart:axis>
          <chart:axis chart:dimension="y" chart:name="primary-y" chart:style-name="ch6">
            <chart:title svg:x="0.171cm" svg:y="3.922cm" chart:style-name="ch7">
              <text:p>Čas [sec]</text:p>
            </chart:title>
            <chart:grid chart:style-name="ch8" chart:class="major"/>
          </chart:axis>
          <chart:series chart:style-name="ch9" chart:values-cell-range-address="Sheet1.P2:Sheet1.P8" chart:label-cell-address="Sheet1.P10:Sheet1.P10" chart:class="chart:bar">
            <chart:data-point chart:repeated="7"/>
          </chart:series>
          <chart:series chart:style-name="ch10" chart:values-cell-range-address="Sheet1.Q2:Sheet1.Q8" chart:label-cell-address="Sheet1.Q10:Sheet1.Q1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ém 1</text:p>
                <draw:g>
                  <svg:desc>Sheet1.P10:Sheet1.P10</svg:desc>
                </draw:g>
              </table:table-cell>
              <table:table-cell office:value-type="string">
                <text:p>Systém 2</text:p>
                <draw:g>
                  <svg:desc>Sheet1.Q10:Sheet1.Q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8516666666667">
                <text:p>23.8516666666667</text:p>
                <draw:g>
                  <svg:desc>Sheet1.P2:Sheet1.P8</svg:desc>
                </draw:g>
              </table:table-cell>
              <table:table-cell office:value-type="float" office:value="44.805">
                <text:p>44.805</text:p>
                <draw:g>
                  <svg:desc>Sheet1.Q2:Sheet1.Q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.265">
                <text:p>37.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66">
                <text:p>24.66</text:p>
              </table:table-cell>
              <table:table-cell office:value-type="float" office:value="15.1966666666667">
                <text:p>15.19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3566666666667">
                <text:p>40.3566666666667</text:p>
              </table:table-cell>
              <table:table-cell office:value-type="float" office:value="48.685">
                <text:p>48.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6916666666667">
                <text:p>24.69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73333333333333">
                <text:p>9.73333333333333</text:p>
              </table:table-cell>
              <table:table-cell office:value-type="float" office:value="76.3733333333333">
                <text:p>76.37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2716666666667">
                <text:p>23.2716666666667</text:p>
              </table:table-cell>
              <table:table-cell office:value-type="float" office:value="127.525">
                <text:p>127.5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348cm" svg:height="8.532cm" xlink:href=".." xlink:type="simple" chart:class="chart:bar" chart:style-name="ch1">
        <chart:title svg:x="3.072cm" svg:y="0.306cm" chart:style-name="ch2">
          <text:p>Úspešnosť</text:p>
        </chart:title>
        <chart:legend chart:legend-position="end" svg:x="6.111cm" svg:y="3.692cm" style:legend-expansion="high" chart:style-name="ch3"/>
        <chart:plot-area chart:style-name="ch4" table:cell-range-address="Sheet1.P19:Sheet1.Q26" chart:data-source-has-labels="row" svg:x="1.204cm" svg:y="1.595cm" svg:width="4.575cm" svg:height="5.759cm">
          <chartooo:coordinate-region svg:x="2.011cm" svg:y="1.807cm" svg:width="3.768cm" svg:height="4.874cm"/>
          <chart:axis chart:dimension="x" chart:name="primary-x" chart:style-name="ch5">
            <chart:title svg:x="3.024cm" svg:y="7.525cm" chart:style-name="ch6">
              <text:p>Úlohy</text:p>
            </chart:title>
          </chart:axis>
          <chart:axis chart:dimension="y" chart:name="primary-y" chart:style-name="ch7">
            <chart:title svg:x="0.451cm" svg:y="5.629cm" chart:style-name="ch8">
              <text:p>Úspešnosť [%]</text:p>
            </chart:title>
            <chart:grid chart:style-name="ch9" chart:class="major"/>
          </chart:axis>
          <chart:series chart:style-name="ch10" chart:values-cell-range-address="Sheet1.P20:Sheet1.P26" chart:label-cell-address="Sheet1.P19:Sheet1.P19" chart:class="chart:bar">
            <chart:data-point chart:repeated="7"/>
          </chart:series>
          <chart:series chart:style-name="ch11" chart:values-cell-range-address="Sheet1.Q20:Sheet1.Q26" chart:label-cell-address="Sheet1.Q19:Sheet1.Q19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ém 1</text:p>
                <draw:g>
                  <svg:desc>Sheet1.P19:Sheet1.P19</svg:desc>
                </draw:g>
              </table:table-cell>
              <table:table-cell office:value-type="string">
                <text:p>Systém 2</text:p>
                <draw:g>
                  <svg:desc>Sheet1.Q19:Sheet1.Q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P20:Sheet1.P26</svg:desc>
                </draw:g>
              </table:table-cell>
              <table:table-cell office:value-type="float" office:value="50">
                <text:p>50</text:p>
                <draw:g>
                  <svg:desc>Sheet1.Q20:Sheet1.Q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